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2.0374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1.1126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x&quot;" style:apply-style-name="ConditionalStyle_5f_3" style:base-cell-address="Template.C4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1" style:base-cell-address="Template.C6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1" style:base-cell-address="Template.C7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2" style:base-cell-address="Template.C9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1" style:base-cell-address="Template.C6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1" style:base-cell-address="Template.C6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19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68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72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73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4" style:base-cell-address="Template.C74"/>
      <style:map style:condition="cell-content()=&quot;x&quot;" style:apply-style-name="ConditionalStyle_5f_1" style:base-cell-address="Template.C74"/>
    </style:style>
    <style:style style:name="ce25" style:family="table-cell" style:parent-style-name="Default"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26" style:family="table-cell" style:parent-style-name="Default">
      <style:map style:condition="cell-content()=&quot;x&quot;" style:apply-style-name="ConditionalStyle_5f_4" style:base-cell-address="Template.C19"/>
    </style:style>
    <style:style style:name="ce27" style:family="table-cell" style:parent-style-name="Default">
      <style:map style:condition="cell-content()=&quot;x&quot;" style:apply-style-name="ConditionalStyle_5f_4" style:base-cell-address="Template.C68"/>
    </style:style>
    <style:style style:name="ce28" style:family="table-cell" style:parent-style-name="Default">
      <style:map style:condition="cell-content()=&quot;x&quot;" style:apply-style-name="ConditionalStyle_5f_4" style:base-cell-address="Template.C72"/>
    </style:style>
    <style:style style:name="ce29" style:family="table-cell" style:parent-style-name="Default">
      <style:map style:condition="cell-content()=&quot;x&quot;" style:apply-style-name="ConditionalStyle_5f_4" style:base-cell-address="Template.C73"/>
    </style:style>
    <style:style style:name="ce30" style:family="table-cell" style:parent-style-name="Default">
      <style:map style:condition="cell-content()=&quot;x&quot;" style:apply-style-name="ConditionalStyle_5f_4" style:base-cell-address="Template.C74"/>
      <style:map style:condition="cell-content()=&quot;x&quot;" style:apply-style-name="ConditionalStyle_5f_1" style:base-cell-address="Template.C74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x&quot;" style:apply-style-name="ConditionalStyle_5f_3" style:base-cell-address="Template.C4"/>
    </style:style>
    <style:style style:name="ce32" style:family="table-cell" style:parent-style-name="Default">
      <style:map style:condition="cell-content()=&quot;x&quot;" style:apply-style-name="ConditionalStyle_5f_3" style:base-cell-address="Template.C4"/>
    </style:style>
    <style:style style:name="ce33" style:family="table-cell" style:parent-style-name="Default">
      <style:map style:condition="cell-content()=&quot;x&quot;" style:apply-style-name="ConditionalStyle_5f_2" style:base-cell-address="Template.C9"/>
    </style:style>
    <style:style style:name="ce34" style:family="table-cell" style:parent-style-name="Default">
      <style:map style:condition="cell-content()=&quot;x&quot;" style:apply-style-name="ConditionalStyle_5f_1" style:base-cell-address="Template.C6"/>
    </style:style>
    <style:style style:name="ce35" style:family="table-cell" style:parent-style-name="Default"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36" style:family="table-cell" style:parent-style-name="Default">
      <style:map style:condition="cell-content()=&quot;x&quot;" style:apply-style-name="ConditionalStyle_5f_4" style:base-cell-address="Template.C13"/>
      <style:map style:condition="cell-content()=&quot;x&quot;" style:apply-style-name="ConditionalStyle_5f_2" style:base-cell-address="Template.C13"/>
    </style:style>
    <style:style style:name="ce37" style:family="table-cell" style:parent-style-name="Default">
      <style:map style:condition="cell-content()=&quot;x&quot;" style:apply-style-name="ConditionalStyle_5f_1" style:base-cell-address="Template.C6"/>
    </style:style>
    <style:style style:name="gr1" style:family="graphic" style:parent-style-name="Default">
      <style:graphic-properties draw:stroke="solid" svg:stroke-width="0.0102in" svg:stroke-color="#bababa" draw:stroke-linejoin="round" svg:stroke-linecap="butt" draw:fill="solid" draw:fill-color="#ffffff" draw:textarea-horizontal-align="justify" draw:textarea-vertical-align="top" draw:auto-grow-height="false" draw:fit-to-size="false" style:shrink-to-fit="false" fo:min-height="0in" fo:min-width="0in" fo:padding-top="0.05in" fo:padding-bottom="0.05in" fo:padding-left="0.1in" fo:padding-right="0.1in" fo:wrap-option="wrap" loext:decorative="false">
        <loext:fill-complex-color loext:theme-type="light1" loext:color-type="theme"/>
      </style:graphic-properties>
      <style:paragraph-properties style:writing-mode="lr-tb" fo:margin-left="0in" fo:margin-right="0in" fo:margin-top="0in" fo:margin-bottom="0in" fo:line-height="100%" fo:text-align="start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P1" style:family="paragraph">
      <style:paragraph-properties fo:margin-left="0in" fo:margin-right="0in" fo:margin-top="0in" fo:margin-bottom="0in" fo:line-height="100%" fo:text-align="start" fo:text-indent="0in" loext:tab-stop-distance="0in" style:writing-mode="lr-tb">
        <style:tab-stops>
          <style:tab-stop style:position="0in"/>
        </style:tab-stops>
      </style:paragraph-properties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loext:tab-stop-distance="0in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solid" style:text-underline-width="auto" style:text-underline-color="font-color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fo:background-color="transparent" style:font-name-asian="Calibri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1" table:default-cell-style-name="Default"/>
        <table:table-column table:style-name="co4" table:number-columns-repeated="16351"/>
        <table:table-row table:style-name="ro1">
          <table:table-cell/>
          <table:table-cell table:style-name="ce4" office:value-type="string" calcext:value-type="string">
            <text:p>Calendar Month</text:p>
          </table:table-cell>
          <table:table-cell table:number-columns-repeated="31"/>
          <table:table-cell table:style-name="Default">
            <draw:custom-shape draw:z-index="0" draw:name="Shape 3" draw:style-name="gr1" draw:text-style-name="P2" svg:width="2.9787in" svg:height="11.1453in" svg:x="0.3709in" svg:y="0in">
              <text:p text:style-name="P1"><text:span text:style-name="T1">***Drag this text box out of the way to <text:s/>begin charting.</text:span></text:p>
              <text:p text:style-name="P1"><text:span text:style-name="T2"/></text:p>
              <text:p text:style-name="P1"><text:span text:style-name="T3">How to Use / Category Explanations:</text:span></text:p>
              <text:p text:style-name="P1"><text:span text:style-name="T4">Calendar Month / Calendar Day: </text:span><text:span text:style-name="T1">Fill in the date. <text:s/></text:span></text:p>
              <text:p text:style-name="P1"><text:span text:style-name="T2"/></text:p>
              <text:p text:style-name="P1"><text:span text:style-name="T4">Cycle Day:</text:span><text:span text:style-name="T1"> If patterns exist in your experience, consider adding a note to these cells to give yourself a "What Today Might Be Like" summary, positive affirmation, reminder of a focus or goal. Your own voice is a powerful force. <text:s/>or remove columns correspond with the number of the days in your cycle.</text:span></text:p>
              <text:p text:style-name="P1"><text:span text:style-name="T2"/></text:p>
              <text:p text:style-name="P1"><text:span text:style-name="T1">***Use "x" to fill in the cell to trigger conditional formatting. Use </text:span><text:span text:style-name="T5">Conditional Formating&gt;Highlight Cell Rules&gt; Equal to </text:span><text:span text:style-name="T1">to apply colors as a visual signal that changes may be coming. <text:s/></text:span></text:p>
              <text:p text:style-name="P1"><text:span text:style-name="T2"/></text:p>
              <text:p text:style-name="P1"><text:span text:style-name="T4">Period: </text:span><text:span text:style-name="T1"><text:s/>an "x" marks the days of bleeding. <text:s/>Your notes could include intensity of flow, experiences of clots, etc. <text:s/></text:span></text:p>
              <text:p text:style-name="P1"><text:span text:style-name="T2"/></text:p>
              <text:p text:style-name="P1"><text:span text:style-name="T4">Ovulation: </text:span><text:span text:style-name="T1">This is the predicted day of ovulation. <text:s/>If you have an idea based on your cycle or use test strips to determine ovulation, place an "x" to note ovulation. </text:span></text:p>
              <text:p text:style-name="P1"><text:span text:style-name="T6"/></text:p>
              <text:p text:style-name="P1"><text:span text:style-name="T4">Impacts</text:span><text:span text:style-name="T1">: You can include anything that may have an impact on your cycle. <text:s/>These can be anything you find relevant to track (alcohol consumption, cannabis use, caffine or sugar intake, etc. <text:s/></text:span></text:p>
              <text:p text:style-name="P1"><text:span text:style-name="T2"/></text:p>
              <text:p text:style-name="P1"><text:span text:style-name="T4">Physical</text:span><text:span text:style-name="T1">: These can be any physcial symptom you are keen to track. <text:s/>They can be customized to your own experience. You may also consider adding a row for body temperature, discharge tracking, spotting, etc. <text:s text:c="2"/>Adding "notes" to the cell will allow you to provide more details about these symptoms (pain level, intensity, duration, etc.) Ex: Ovulation Pain - Right side; Extreme Fatigue - napped 1-4:30pm</text:span></text:p>
              <text:p text:style-name="P1"><text:span text:style-name="T2"/></text:p>
              <text:p text:style-name="P1"><text:span text:style-name="T4">Mood</text:span><text:span text:style-name="T1">: Similar to the physical symptom tracking, the mood symptoms can provide more information to the nuance of these feelings. <text:s/>In the "note" you may consider adding details about situational context that may impact the way these moods manifest themselves. <text:s/></text:span></text:p>
              <text:p text:style-name="P1"><text:span text:style-name="T1">Ex: Nostalgic - Felt like texting old friends or partner; Irritable - traffic was bad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16350"/>
        </table:table-row>
        <table:table-row table:style-name="ro1">
          <table:table-cell/>
          <table:table-cell table:style-name="ce4" office:value-type="string" calcext:value-type="string">
            <text:p>Calendar Day</text:p>
          </table:table-cell>
          <table:table-cell table:number-columns-repeated="31"/>
          <table:table-cell table:style-name="Default" table:number-columns-repeated="16351"/>
        </table:table-row>
        <table:table-row table:style-name="ro1">
          <table:table-cell table:style-name="ce1" office:value-type="string" calcext:value-type="string" table:number-columns-spanned="2" table:number-rows-spanned="1">
            <text:p>Cycle Day</text:p>
          </table:table-cell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Default" table:number-columns-repeated="16351"/>
        </table:table-row>
        <table:table-row table:style-name="ro1">
          <table:table-cell table:style-name="ce1" office:value-type="string" calcext:value-type="string" table:number-columns-spanned="2" table:number-rows-spanned="1">
            <text:p>Period</text:p>
          </table:table-cell>
          <table:covered-table-cell/>
          <table:table-cell table:style-name="ce5" table:number-columns-repeated="5"/>
          <table:table-cell table:style-name="ce31" table:number-columns-repeated="25"/>
          <table:table-cell table:style-name="ce32"/>
          <table:table-cell table:style-name="Default" table:number-columns-repeated="16351"/>
        </table:table-row>
        <table:table-row table:style-name="ro1">
          <table:table-cell table:style-name="ce1" office:value-type="string" calcext:value-type="string" table:number-columns-spanned="2" table:number-rows-spanned="1">
            <text:p>Ovulation *Approx. Cycle Day</text:p>
          </table:table-cell>
          <table:covered-table-cell/>
          <table:table-cell table:style-name="ce6" table:number-columns-repeated="30"/>
          <table:table-cell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AM Vitamins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0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PM Vitamins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0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Meds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0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Rescue Meds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9"/>
          <table:table-cell table:style-name="ce33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3rd Antihystamine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9"/>
          <table:table-cell table:style-name="ce33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Alcohol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9"/>
          <table:table-cell table:style-name="ce33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Diet: Sugar, Caffine, etc.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9"/>
          <table:table-cell table:style-name="ce33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Stress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0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Travel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30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Exercis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0"/>
          <table:table-cell table:style-name="Default" table:number-columns-repeated="16351"/>
        </table:table-row>
        <table:table-row table:style-name="ro1">
          <table:table-cell table:style-name="ce2" office:value-type="string" calcext:value-type="string">
            <text:p>Impact</text:p>
          </table:table-cell>
          <table:table-cell table:style-name="ce4" office:value-type="string" calcext:value-type="string">
            <text:p>Illness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Ovarian Pain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Strong &amp; Lea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29"/>
          <table:table-cell table:style-name="ce34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Motivated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29"/>
          <table:table-cell table:style-name="ce35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Calm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29"/>
          <table:table-cell table:style-name="ce35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Energized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29"/>
          <table:table-cell table:style-name="ce35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Pretty/Bad Bitch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29"/>
          <table:table-cell table:style-name="ce3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Horny</text:p>
          </table:table-cell>
          <table:table-cell table:style-name="ce17" office:value-type="string" calcext:value-type="string">
            <text:p>x</text:p>
          </table:table-cell>
          <table:table-cell table:style-name="ce25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Acne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Anxiety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Low/No Appetite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Cravings/Bottomless Pi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Back Pai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Joint pai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Leg Cramps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Cramps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Depresse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No Motivatio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Stuck/Trappe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Itchy Hands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Skin Crawling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Insomnia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Extreme Fatigue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Headache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Night Sweats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Sadness/Crying Spells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Breast Tenderness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Diarrhea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Smell Sensitivity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Itchy Other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Foggy/Poor Concentratio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Irritable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9"/>
          <table:table-cell table:style-name="ce37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Easy Snapping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9"/>
          <table:table-cell table:style-name="ce37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Bloate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9"/>
          <table:table-cell table:style-name="ce37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Skeptical/Paranoid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Schemey Prepper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Out of Control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Nervous Tensio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Poor Coordinatio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Confusio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Sweaty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Obsessive Thought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Nausea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Clicking Jaw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Neck stiffnes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Muscle Tensio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Occular Migraine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Vomitting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Pale Poop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Constipatio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Dismorphia/Unclea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9"/>
          <table:table-cell table:style-name="ce26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Stress Dream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Unsettled</text:p>
          </table:table-cell>
          <table:table-cell table:style-name="ce21" office:value-type="string" calcext:value-type="string">
            <text:p>x</text:p>
          </table:table-cell>
          <table:table-cell table:style-name="ce27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Wheezy Cough</text:p>
          </table:table-cell>
          <table:table-cell table:style-name="ce20" office:value-type="string" calcext:value-type="string">
            <text:p>x</text:p>
          </table:table-cell>
          <table:table-cell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Nostalgic</text:p>
          </table:table-cell>
          <table:table-cell table:style-name="ce20" office:value-type="string" calcext:value-type="string">
            <text:p>x</text:p>
          </table:table-cell>
          <table:table-cell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Mood Swings</text:p>
          </table:table-cell>
          <table:table-cell table:style-name="ce20" office:value-type="string" calcext:value-type="string">
            <text:p>x</text:p>
          </table:table-cell>
          <table:table-cell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IDGAF</text:p>
          </table:table-cell>
          <table:table-cell table:style-name="ce22" office:value-type="string" calcext:value-type="string">
            <text:p>x</text:p>
          </table:table-cell>
          <table:table-cell table:style-name="ce28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Physical</text:p>
          </table:table-cell>
          <table:table-cell table:style-name="ce4" office:value-type="string" calcext:value-type="string">
            <text:p>Hot Flash</text:p>
          </table:table-cell>
          <table:table-cell table:style-name="ce23" office:value-type="string" calcext:value-type="string">
            <text:p>x</text:p>
          </table:table-cell>
          <table:table-cell table:style-name="ce29" table:number-columns-repeated="30"/>
          <table:table-cell table:style-name="Default" table:number-columns-repeated="16351"/>
        </table:table-row>
        <table:table-row table:style-name="ro1">
          <table:table-cell table:style-name="ce3" office:value-type="string" calcext:value-type="string">
            <text:p>Mood</text:p>
          </table:table-cell>
          <table:table-cell table:style-name="ce4" office:value-type="string" calcext:value-type="string">
            <text:p>Health Paranoia</text:p>
          </table:table-cell>
          <table:table-cell table:style-name="ce24" office:value-type="string" calcext:value-type="string">
            <text:p>x</text:p>
          </table:table-cell>
          <table:table-cell table:style-name="ce30" table:number-columns-repeated="30"/>
          <table:table-cell table:style-name="Default" table:number-columns-repeated="16351"/>
        </table:table-row>
        <table:table-row table:style-name="ro1" table:number-rows-repeated="926">
          <table:table-cell table:number-columns-repeated="33"/>
          <table:table-cell table:style-name="Default" table:number-columns-repeated="16351"/>
        </table:table-row>
        <table:table-row table:style-name="ro2" table:number-rows-repeated="1047575">
          <table:table-cell table:number-columns-repeated="33"/>
          <table:table-cell table:style-name="Default" table:number-columns-repeated="16351"/>
        </table:table-row>
        <table:table-row table:style-name="ro2">
          <table:table-cell table:number-columns-repeated="33"/>
          <table:table-cell table:style-name="Default" table:number-columns-repeated="16351"/>
        </table:table-row>
        <calcext:conditional-formats>
          <calcext:conditional-format calcext:target-range-address="Template.C6:Template.AG6 Template.C18:Template.AG18 Template.C47:Template.AG49">
            <calcext:condition calcext:apply-style-name="ConditionalStyle_1" calcext:value="=&quot;x&quot;" calcext:base-cell-address="Template.C6"/>
          </calcext:conditional-format>
          <calcext:conditional-format calcext:target-range-address="Template.C7:Template.AG8">
            <calcext:condition calcext:apply-style-name="ConditionalStyle_1" calcext:value="=&quot;x&quot;" calcext:base-cell-address="Template.C7"/>
          </calcext:conditional-format>
          <calcext:conditional-format calcext:target-range-address="Template.C9:Template.AG12">
            <calcext:condition calcext:apply-style-name="ConditionalStyle_2" calcext:value="=&quot;x&quot;" calcext:base-cell-address="Template.C9"/>
          </calcext:conditional-format>
          <calcext:conditional-format calcext:target-range-address="Template.C4:Template.AG4">
            <calcext:condition calcext:apply-style-name="ConditionalStyle_3" calcext:value="=&quot;x&quot;" calcext:base-cell-address="Template.C4"/>
          </calcext:conditional-format>
          <calcext:conditional-format calcext:target-range-address="Template.C13:Template.AG46">
            <calcext:condition calcext:apply-style-name="ConditionalStyle_4" calcext:value="=&quot;x&quot;" calcext:base-cell-address="Template.C13"/>
            <calcext:condition calcext:apply-style-name="ConditionalStyle_2" calcext:value="=&quot;x&quot;" calcext:base-cell-address="Template.C13"/>
          </calcext:conditional-format>
          <calcext:conditional-format calcext:target-range-address="Template.C19:Template.AG23 Template.C50:Template.AG67 Template.C69:Template.C71">
            <calcext:condition calcext:apply-style-name="ConditionalStyle_4" calcext:value="=&quot;x&quot;" calcext:base-cell-address="Template.C19"/>
          </calcext:conditional-format>
          <calcext:conditional-format calcext:target-range-address="Template.C68:Template.AG68">
            <calcext:condition calcext:apply-style-name="ConditionalStyle_4" calcext:value="=&quot;x&quot;" calcext:base-cell-address="Template.C68"/>
          </calcext:conditional-format>
          <calcext:conditional-format calcext:target-range-address="Template.C13:Template.AG14">
            <calcext:condition calcext:apply-style-name="ConditionalStyle_2" calcext:value="=&quot;x&quot;" calcext:base-cell-address="Template.C13"/>
          </calcext:conditional-format>
          <calcext:conditional-format calcext:target-range-address="Template.C15:Template.AG15">
            <calcext:condition calcext:apply-style-name="ConditionalStyle_1" calcext:value="=&quot;x&quot;" calcext:base-cell-address="Template.C15"/>
          </calcext:conditional-format>
          <calcext:conditional-format calcext:target-range-address="Template.C16:Template.AG23">
            <calcext:condition calcext:apply-style-name="ConditionalStyle_2" calcext:value="=&quot;x&quot;" calcext:base-cell-address="Template.C16"/>
          </calcext:conditional-format>
          <calcext:conditional-format calcext:target-range-address="Template.C23:Template.AG23">
            <calcext:condition calcext:apply-style-name="ConditionalStyle_1" calcext:value="=&quot;x&quot;" calcext:base-cell-address="Template.C23"/>
          </calcext:conditional-format>
          <calcext:conditional-format calcext:target-range-address="Template.C72:Template.AG72">
            <calcext:condition calcext:apply-style-name="ConditionalStyle_4" calcext:value="=&quot;x&quot;" calcext:base-cell-address="Template.C72"/>
          </calcext:conditional-format>
          <calcext:conditional-format calcext:target-range-address="Template.C73:Template.AG73">
            <calcext:condition calcext:apply-style-name="ConditionalStyle_4" calcext:value="=&quot;x&quot;" calcext:base-cell-address="Template.C73"/>
          </calcext:conditional-format>
          <calcext:conditional-format calcext:target-range-address="Template.C19:Template.AG23">
            <calcext:condition calcext:apply-style-name="ConditionalStyle_1" calcext:value="=&quot;x&quot;" calcext:base-cell-address="Template.C19"/>
          </calcext:conditional-format>
          <calcext:conditional-format calcext:target-range-address="Template.C22:Template.AG23">
            <calcext:condition calcext:apply-style-name="ConditionalStyle_1" calcext:value="=&quot;x&quot;" calcext:base-cell-address="Template.C22"/>
          </calcext:conditional-format>
          <calcext:conditional-format calcext:target-range-address="Template.C17:Template.AG23">
            <calcext:condition calcext:apply-style-name="ConditionalStyle_4" calcext:value="=&quot;x&quot;" calcext:base-cell-address="Template.C17"/>
          </calcext:conditional-format>
          <calcext:conditional-format calcext:target-range-address="Template.C18:Template.AG23">
            <calcext:condition calcext:apply-style-name="ConditionalStyle_1" calcext:value="=&quot;x&quot;" calcext:base-cell-address="Template.C18"/>
          </calcext:conditional-format>
          <calcext:conditional-format calcext:target-range-address="Template.C47:Template.AG49">
            <calcext:condition calcext:apply-style-name="ConditionalStyle_4" calcext:value="=&quot;x&quot;" calcext:base-cell-address="Template.C47"/>
          </calcext:conditional-format>
          <calcext:conditional-format calcext:target-range-address="Template.C74:Template.AG74">
            <calcext:condition calcext:apply-style-name="ConditionalStyle_4" calcext:value="=&quot;x&quot;" calcext:base-cell-address="Template.C74"/>
            <calcext:condition calcext:apply-style-name="ConditionalStyle_1" calcext:value="=&quot;x&quot;" calcext:base-cell-address="Template.C7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6-29T18:46:29</meta:creation-date>
    <meta:initial-creator>Emily dillon</meta:initial-creator>
    <dc:date>2025-12-10T15:12:27.541262400</dc:date>
    <meta:editing-duration>PT3H21M11S</meta:editing-duration>
    <meta:editing-cycles>1</meta:editing-cycles>
    <meta:document-statistic meta:table-count="1" meta:cell-count="243" meta:object-count="1"/>
    <meta:generator>LibreOffice/25.2.6.2$Windows_X86_64 LibreOffice_project/729c5bfe710f5eb71ed3bbde9e06a6065e9c6c5d</meta:generator>
  </office:meta>
</office:document-meta>
</file>